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1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at 7/16/16: <text:span text:style-name="T2">3 miles</text:span></text:p>
      <text:p text:style-name="P12">I ran 2 miles on hilly roads in 19:24. <text:s/>Later I walked and ran a mile.</text:p>
      <text:p text:style-name="P12"/>
      <text:p text:style-name="P12">Sun 7/17/16: <text:span text:style-name="T2">14.5 miles</text:span></text:p>
      <text:p text:style-name="P12">I ran the Presque Isle half marathon. <text:s/>I warmed up at various paces for about 1mile. </text:p>
      <text:p text:style-name="P12">My GPS said the course was 13.17 miles and my time was 1:48:39 or 8:15/mi. <text:s/></text:p>
      <text:p text:style-name="P12">I jogged about 0.3 miles after the run.</text:p>
      <text:p text:style-name="P12"/>
      <text:p text:style-name="P12">Mon 7/18/16: <text:span text:style-name="T2">2 miles</text:span></text:p>
      <text:p text:style-name="P12">I ran 2 miles on hilly roads in 20 minutes.</text:p>
      <text:p text:style-name="P12"/>
      <text:p text:style-name="P12">Tues 7/19/16: <text:span text:style-name="T2">5 miles</text:span></text:p>
      <text:p text:style-name="P12">I walked and ran 5 miles on hilly roads, grass and trails and averaged 11:40/mile. <text:s text:c="10"/></text:p>
      <text:p text:style-name="P12">I walked 0.2 miles and ran 0.3 miles during each half mile.<text:span text:style-name="T2"> </text:span></text:p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9T19:51:19.85</dc:date>
    <dc:creator>James Lombardi</dc:creator>
    <meta:editing-duration>PT11H38M54S</meta:editing-duration>
    <meta:editing-cycles>85</meta:editing-cycles>
    <meta:document-statistic meta:table-count="0" meta:image-count="0" meta:object-count="0" meta:page-count="1" meta:paragraph-count="12" meta:word-count="108" meta:character-count="551"/>
  </office:meta>
</office:document-meta>
</file>